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92cm" svg:height="8.545cm" svg:x="0.008cm" svg:y="0.94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7-29T15:45:21.602048170</dc:date>
    <meta:editing-duration>PT5M36S</meta:editing-duration>
    <meta:editing-cycles>26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3cm" svg:height="8.546cm" xlink:href="." xlink:type="simple" chart:class="chart:scatter" chart:style-name="ch1">
        <chart:plot-area chart:style-name="ch2" chart:data-source-has-labels="both" svg:x="0.303cm" svg:y="0.17cm" svg:width="14.587cm" svg:height="8.206cm">
          <chart:coordinate-region svg:x="0.845cm" svg:y="0.369cm" svg:width="13.951cm" svg:height="7.808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375999700692914">
                <text:p>0.3759997006929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746069661494566">
                <text:p>-0.746069661494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746069661494565">
                <text:p>0.7460696614945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375999700692912">
                <text:p>0.3759997006929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37599970069291">
                <text:p>-0.375999700692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2.31153972832736">
                <text:p>-2.311539728327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746069661494567">
                <text:p>-0.7460696614945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46957615897682E-015">
                <text:p>-1.46957615897682E-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375999700692912">
                <text:p>0.3759997006929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375999700692909">
                <text:p>-0.3759997006929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99408018528482">
                <text:p>-2.994080185284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746069661494562">
                <text:p>-0.7460696614945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.20436423846524E-015">
                <text:p>-2.20436423846524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746069661494558">
                <text:p>0.746069661494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.05364131778606">
                <text:p>2.053641317786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10437365805404">
                <text:p>1.104373658054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375999700692908">
                <text:p>-0.3759997006929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99408018528482">
                <text:p>-2.994080185284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746069661494563">
                <text:p>-0.7460696614945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.93915231795365E-015">
                <text:p>-2.93915231795365E-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746069661494557">
                <text:p>0.7460696614945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2.05364131778606">
                <text:p>2.053641317786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76335575687741">
                <text:p>1.763355756877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375999700692903">
                <text:p>0.3759997006929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375999700692897">
                <text:p>-0.3759997006928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10437365805402">
                <text:p>-1.104373658054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76335575687741">
                <text:p>-1.763355756877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2.31153972832736">
                <text:p>-2.311539728327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2.71448115739805">
                <text:p>-2.714481157398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2.94686175218606">
                <text:p>-2.946861752186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2.99408018528482">
                <text:p>-2.994080185284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3.67394039744206E-015">
                <text:p>-3.67394039744206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746069661494557">
                <text:p>0.7460696614945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44526102230514">
                <text:p>1.445261022305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2.94686175218606">
                <text:p>2.946861752186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10437365805402">
                <text:p>1.104373658054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375999700692904">
                <text:p>0.3759997006929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375999700692896">
                <text:p>-0.3759997006928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10437365805401">
                <text:p>-1.104373658054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2.31153972832736">
                <text:p>-2.311539728327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2.71448115739805">
                <text:p>-2.714481157398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2.94686175218606">
                <text:p>-2.946861752186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2.05364131778608">
                <text:p>-2.053641317786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.44526102230514">
                <text:p>-1.445261022305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4.40872847693047E-015">
                <text:p>-4.40872847693047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